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-135" calcext:value-type="float">
            <text:p>-135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[.B2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3]"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3"/>
          <table:table-cell table:style-name="ce1" table:formula="of:=SUM([.D2:.D3])" office:value-type="float" office:value="490" calcext:value-type="float">
            <text:p>490</text:p>
          </table:table-cell>
          <table:table-cell table:style-name="ce1" table:formula="of:=SUM([.E2:.E3])" office:value-type="float" office:value="500" calcext:value-type="float">
            <text:p>500</text:p>
          </table:table-cell>
          <table:table-cell table:style-name="ce1" table:formula="of:=SUM([.F2:.F3])" office:value-type="float" office:value="510" calcext:value-type="float">
            <text:p>510</text:p>
          </table:table-cell>
          <table:table-cell table:style-name="ce1" table:formula="of:=SUM([.G2:.G3])" office:value-type="float" office:value="510" calcext:value-type="float">
            <text:p>510</text:p>
          </table:table-cell>
          <table:table-cell table:style-name="ce1" table:formula="of:=SUM([.H2:.H3])" office:value-type="float" office:value="510" calcext:value-type="float">
            <text:p>510</text:p>
          </table:table-cell>
          <table:table-cell table:style-name="ce1" table:formula="of:=SUM([.I2:.I3])" office:value-type="float" office:value="500" calcext:value-type="float">
            <text:p>500</text:p>
          </table:table-cell>
          <table:table-cell table:style-name="ce1" table:formula="of:=SUM([.J2:.J3])" office:value-type="float" office:value="490" calcext:value-type="float">
            <text:p>490</text:p>
          </table:table-cell>
          <table:table-cell table:style-name="ce1" table:formula="of:=SUM([.K2:.K3])" office:value-type="float" office:value="490" calcext:value-type="float">
            <text:p>490</text:p>
          </table:table-cell>
          <table:table-cell table:style-name="ce1" table:formula="of:=SUM([.L2:.L3])" office:value-type="float" office:value="510" calcext:value-type="float">
            <text:p>51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45/10" office:value-type="float" office:value="4.5" calcext:value-type="float">
            <text:p>4.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9 degrees per pixel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5 degrees</text:p>
          </table:table-cell>
          <table:table-cell table:formula="of:=45/9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-[.E10]" office:value-type="float" office:value="-5" calcext:value-type="float">
            <text:p>-5</text:p>
          </table:table-cell>
          <table:table-cell table:formula="of:=SUM([.C11:.D11])" office:value-type="float" office:value="95" calcext:value-type="float">
            <text:p>95</text:p>
          </table:table-cell>
          <table:table-cell/>
          <table:table-cell office:value-type="string" calcext:value-type="string">
            <text:p>If angle less than 90, adjust x by minus angle/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-[.D11]" office:value-type="float" office:value="5" calcext:value-type="float">
            <text:p>5</text:p>
          </table:table-cell>
          <table:table-cell table:formula="of:=SUM([.C12:.D12])"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Adjust y by angle / 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30 degrees</text:p>
          </table:table-cell>
          <table:table-cell table:formula="of:=35/9" office:value-type="float" office:value="3.88888888888889" calcext:value-type="float">
            <text:p>3.888888888888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-[.E14]" office:value-type="float" office:value="-3.88888888888889" calcext:value-type="float">
            <text:p>-3.88888888888889</text:p>
          </table:table-cell>
          <table:table-cell table:formula="of:=SUM([.C15:.D15])" office:value-type="float" office:value="96.1111111111111" calcext:value-type="float">
            <text:p>96.11111111111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-[.D15]" office:value-type="float" office:value="3.88888888888889" calcext:value-type="float">
            <text:p>3.88888888888889</text:p>
          </table:table-cell>
          <table:table-cell table:formula="of:=SUM([.C16:.D16])" office:value-type="float" office:value="403.888888888889" calcext:value-type="float">
            <text:p>403.888888888889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135 degrees</text:p>
          </table:table-cell>
          <table:table-cell table:formula="of:=135/9" office:value-type="float" office:value="15" calcext:value-type="float">
            <text:p>15</text:p>
          </table:table-cell>
          <table:table-cell table:formula="of:=135-90" office:value-type="float" office:value="45" calcext:value-type="float">
            <text:p>45</text:p>
          </table:table-cell>
          <table:table-cell table:formula="of:=45/9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[.C20:.D20])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formula="of:=SUM([.C21:.D21])" office:value-type="float" office:value="405" calcext:value-type="float">
            <text:p>405</text:p>
          </table:table-cell>
          <table:table-cell/>
          <table:table-cell office:value-type="string" calcext:value-type="string">
            <text:p>If angle less than 18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ake angle – 9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djust x by angle / 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djust y by angle/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8:08:41.365000000</meta:creation-date>
    <dc:date>2019-05-09T18:35:02.250000000</dc:date>
    <meta:editing-duration>PT3M10S</meta:editing-duration>
    <meta:editing-cycles>1</meta:editing-cycles>
    <meta:document-statistic meta:table-count="1" meta:cell-count="74" meta:object-count="0"/>
    <meta:generator>LibreOffice/6.1.4.2$Windows_X86_64 LibreOffice_project/9d0f32d1f0b509096fd65e0d4bec26ddd1938fd3</meta:generator>
  </office:meta>
</office:document-meta>
</file>